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390b" officeooo:paragraph-rsid="0004390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bold" officeooo:rsid="0004390b" officeooo:paragraph-rsid="0004390b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bold" officeooo:rsid="0005fae5" officeooo:paragraph-rsid="0005fae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4390b" officeooo:paragraph-rsid="0004390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5fae5" officeooo:paragraph-rsid="0005fae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77157" officeooo:paragraph-rsid="0007715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9bba5" officeooo:paragraph-rsid="0009bba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9bba5" officeooo:paragraph-rsid="000bbc57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bbc57" officeooo:paragraph-rsid="000bbc5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77ec" officeooo:paragraph-rsid="000d77e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241c0" officeooo:paragraph-rsid="001241c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0237" officeooo:paragraph-rsid="00140237" style:font-size-asian="11pt" style:font-weight-asian="normal" style:font-size-complex="11pt" style:font-weight-complex="normal"/>
    </style:style>
    <style:style style:name="T1" style:family="text">
      <style:text-properties officeooo:rsid="00077157"/>
    </style:style>
    <style:style style:name="T2" style:family="text">
      <style:text-properties officeooo:rsid="000907f6"/>
    </style:style>
    <style:style style:name="T3" style:family="text">
      <style:text-properties officeooo:rsid="000b1425"/>
    </style:style>
    <style:style style:name="T4" style:family="text">
      <style:text-properties officeooo:rsid="000bbc57"/>
    </style:style>
    <style:style style:name="T5" style:family="text">
      <style:text-properties officeooo:rsid="000c8f01"/>
    </style:style>
    <style:style style:name="T6" style:family="text">
      <style:text-properties officeooo:rsid="000dcfbc"/>
    </style:style>
    <style:style style:name="T7" style:family="text">
      <style:text-properties officeooo:rsid="000f2616"/>
    </style:style>
    <style:style style:name="T8" style:family="text">
      <style:text-properties officeooo:rsid="00144f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:</text:p>
      <text:p text:style-name="P1"/>
      <text:p text:style-name="P2">SARTER Nicolas</text:p>
      <text:p text:style-name="P2">FOUQUET Tom</text:p>
      <text:p text:style-name="P3">Groupe : S1 E</text:p>
      <text:p text:style-name="P2"/>
      <text:p text:style-name="P2"/>
      <text:p text:style-name="P4">Partie Caracs : 1h</text:p>
      <text:p text:style-name="P4">Partie Carte :5h</text:p>
      <text:p text:style-name="P4">Partie Paquet : 4h</text:p>
      <text:p text:style-name="P4">Partie Jeu : 2h</text:p>
      <text:p text:style-name="P4"/>
      <text:p text:style-name="P5">Partie Actuelle ProgJeu.</text:p>
      <text:p text:style-name="P5"/>
      <text:p text:style-name="P5">Problème à lancé les tests → les t de test… était en Majuscule.</text:p>
      <text:p text:style-name="P5"/>
      <text:p text:style-name="P5"/>
      <text:p text:style-name="P5"/>
      <text:p text:style-name="P5">Difficulté à créer une main pour le joueur.</text:p>
      <text:p text:style-name="P3"/>
      <text:p text:style-name="P5">Pour la classe jeu <text:span text:style-name="T1">nous</text:span> a<text:span text:style-name="T1">vons</text:span> décidé de créer quatre attributs :</text:p>
      <text:p text:style-name="P5"/>
      <text:p text:style-name="P5">main(PaquetCarte) : c’est le paquet que possède le joueur.</text:p>
      <text:p text:style-name="P5">Pioche (PaquetCarte) : c’est le paquet de la pioche.</text:p>
      <text:p text:style-name="P5">NomFichier (String) nom du fichier qui sera utilisé.</text:p>
      <text:p text:style-name="P5">nombreCarte(Int) nombre de cartes que peut possédé le joueur au début de la partie.</text:p>
      <text:p text:style-name="P5"/>
      <text:p text:style-name="P6">Nous <text:span text:style-name="T2">avons créé un constructeur qui prend en paramètre un nom de fichier et un nombre de cartes pour le joueur.</text:span></text:p>
      <text:p text:style-name="P5"/>
      <text:p text:style-name="P5"/>
      <text:p text:style-name="P6">Nous avons fait les méthodes suivante :</text:p>
      <text:p text:style-name="P6"/>
      <text:p text:style-name="P7">creerMain() retourne rien elle permet de créé la main du joueur au début du jeu.</text:p>
      <text:p text:style-name="P7"/>
      <text:p text:style-name="P7">Piocher() Sert a prendre une carte aléatoirement dans la pioche.<text:span text:style-name="T4">Retourne rien.</text:span></text:p>
      <text:p text:style-name="P7"/>
      <text:p text:style-name="P8">Tirer() Sert a prendre une carte aléatoirement dan<text:span text:style-name="T3">s</text:span> la pioche <text:span text:style-name="T3">et de la rendre visible</text:span>.<text:span text:style-name="T4">Retourne une Carte.</text:span></text:p>
      <text:p text:style-name="P8"/>
      <text:p text:style-name="P9">Caracté(Carte) <text:s/><text:span text:style-name="T5">Prend une des caractéristique de façon aléatoire d’une carte donné et Retourne cette caractéristique.</text:span></text:p>
      <text:p text:style-name="P9"/>
      <text:p text:style-name="P10">tester(Carte,int,String) Sert a savoir si le joueur a réussi a trouvé la carte la plus proche.<text:span text:style-name="T6">Retourne un booléen </text:span><text:span text:style-name="T7">qui est vrai si le joueur a réussis.</text:span></text:p>
      <text:p text:style-name="P10"/>
      <text:p text:style-name="P11">Jouer() Lance le Jeu et retourne un booléen qui est juste si le joueur a gagné.</text:p>
      <text:p text:style-name="P11"/>
      <text:p text:style-name="P11"/>
      <text:p text:style-name="P11"/>
      <text:p text:style-name="P12">La SAE nous à permis de révisé toutes les compétence<text:span text:style-name="T8">s</text:span> vu dans ce module.</text:p>
      <text:p text:style-name="P7"/>
      <text:p text:style-name="P7"/>
      <text:p text:style-name="P6"/>
      <text:p text:style-name="P6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16:32:48.456000000</meta:creation-date>
    <dc:date>2022-12-16T17:24:53.503000000</dc:date>
    <meta:editing-duration>PT51M56S</meta:editing-duration>
    <meta:editing-cycles>15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25" meta:word-count="243" meta:character-count="1389" meta:non-whitespace-character-count="1170"/>
  </office:meta>
</office:document-meta>
</file>